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urrent Account">
        <table:table-column/>
        <table:table-column/>
        <table:table-column/>
        <table:table-row>
          <table:table-cell office:value-type="string">
            <text:p>Account Number</text:p>
          </table:table-cell>
          <table:table-cell office:value-type="string">
            <text:p>Name</text:p>
          </table:table-cell>
          <table:table-cell office:value-type="string">
            <text:p>Balance</text:p>
          </table:table-cell>
        </table:table-row>
        <table:table-row>
          <table:table-cell office:value="10001" office:value-type="float"/>
          <table:table-cell office:value-type="string">
            <text:p>Benny</text:p>
          </table:table-cell>
          <table:table-cell office:value="900" office:value-type="float"/>
        </table:table-row>
        <table:table-row>
          <table:table-cell office:value="10002" office:value-type="float"/>
          <table:table-cell office:value-type="string">
            <text:p>Dora</text:p>
          </table:table-cell>
          <table:table-cell office:value="500" office:value-type="float"/>
        </table:table-row>
        <table:table-row>
          <table:table-cell office:value="10003" office:value-type="float"/>
          <table:table-cell office:value-type="string">
            <text:p>Bob</text:p>
          </table:table-cell>
          <table:table-cell office:value="800" office:value-type="float"/>
        </table:table-row>
        <table:table-row>
          <table:table-cell office:value="10004" office:value-type="float"/>
          <table:table-cell office:value-type="string">
            <text:p>Lakshmi</text:p>
          </table:table-cell>
          <table:table-cell office:value="1552" office:value-type="float"/>
        </table:table-row>
      </table:table>
      <table:table table:name="Savings Account">
        <table:table-column/>
        <table:table-column/>
        <table:table-column/>
        <table:table-row>
          <table:table-cell office:value-type="string">
            <text:p>Account Number</text:p>
          </table:table-cell>
          <table:table-cell office:value-type="string">
            <text:p>Name</text:p>
          </table:table-cell>
          <table:table-cell office:value-type="string">
            <text:p>Interest Amount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5-11T20:29:30.355252</meta:creation-date>
    <dc:date>2025-05-11T20:29:30.359617</dc:date>
    <meta:generator>http://pypi.python.org/pypi/ezodf/0.1.0$Python3.13.2 (tags/v3.13.2:4f8bb39, Feb  4 2025, 15:23:48) [MSC v.1942 64 bit (AMD64)]</meta:generator>
    <meta:document-statistic/>
    <meta:editing-cycles>1</meta:editing-cycles>
  </office:meta>
</office:document-meta>
</file>